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 style:master-page-name="">
      <loext:graphic-properties draw:fill="none"/>
      <style:paragraph-properties fo:margin-left="-0.0598in" fo:margin-right="0in" fo:margin-top="0in" fo:margin-bottom="0.1598in" loext:contextual-spacing="false" fo:text-indent="0in" style:auto-text-indent="false" style:page-number="auto" fo:background-color="transparent"/>
      <style:text-properties style:font-name="Lato"/>
    </style:style>
    <style:style style:name="P3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e8f2a1"/>
    </style:style>
    <style:style style:name="P6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e8f2a1"/>
    </style:style>
    <style:style style:name="P7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8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e8f2a1"/>
    </style:style>
    <style:style style:name="P9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10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11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2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13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14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e8f2a1"/>
    </style:style>
    <style:style style:name="P15" style:family="paragraph" style:parent-style-name="Standard">
      <style:paragraph-properties fo:margin-top="0in" fo:margin-bottom="0.1598in" loext:contextual-spacing="false"/>
      <style:text-properties style:font-name="Lato" fo:background-color="#e8f2a1"/>
    </style:style>
    <style:style style:name="P16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4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25" style:family="paragraph" style:parent-style-name="Standard">
      <style:paragraph-properties fo:margin-top="0in" fo:margin-bottom="0.1598in" loext:contextual-spacing="false"/>
      <style:text-properties style:font-name="Lato" fo:background-color="transparent"/>
    </style:style>
    <style:style style:name="P26" style:family="paragraph" style:parent-style-name="Standard">
      <style:paragraph-properties fo:margin-top="0in" fo:margin-bottom="0.1598in" loext:contextual-spacing="false"/>
      <style:text-properties style:font-name="Lato" officeooo:paragraph-rsid="00253230" fo:background-color="transparent"/>
    </style:style>
    <style:style style:name="T1" style:family="text">
      <style:text-properties fo:color="#c9211e"/>
    </style:style>
    <style:style style:name="T2" style:family="text">
      <style:text-properties officeooo:rsid="00253230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2">To display your current location within the filesystem, you can type:</text:p>
      <text:list xml:id="list244325898" text:style-name="L1">
        <text:list-item>
          <text:p text:style-name="P4">whereami</text:p>
        </text:list-item>
        <text:list-item>
          <text:p text:style-name="P4">cwd</text:p>
        </text:list-item>
        <text:list-item>
          <text:p text:style-name="P5">pwd</text:p>
        </text:list-item>
        <text:list-item>
          <text:p text:style-name="P4">dir</text:p>
        </text:list-item>
      </text:list>
      <text:p text:style-name="P1"/>
      <text:p text:style-name="P1"/>
      <text:p text:style-name="P1">Question 2</text:p>
      <text:p text:style-name="P1">The _____ command displays information about the Linux kernel:</text:p>
      <text:list xml:id="list3662063131" text:style-name="L2">
        <text:list-item>
          <text:p text:style-name="P16">kern</text:p>
        </text:list-item>
        <text:list-item>
          <text:p text:style-name="P16">linux</text:p>
        </text:list-item>
        <text:list-item>
          <text:p text:style-name="P16">real</text:p>
        </text:list-item>
        <text:list-item>
          <text:p text:style-name="P6">uname</text:p>
        </text:list-item>
      </text:list>
      <text:p text:style-name="P1"/>
      <text:p text:style-name="P1"/>
      <text:p text:style-name="P1">Question 3</text:p>
      <text:p text:style-name="P1">A command can take the form of:</text:p>
      <text:p text:style-name="P1">(choose three)</text:p>
      <text:list xml:id="list1979975017" text:style-name="L3">
        <text:list-item>
          <text:p text:style-name="P17">A variable</text:p>
        </text:list-item>
        <text:list-item>
          <text:p text:style-name="P7">An alias</text:p>
        </text:list-item>
        <text:list-item>
          <text:p text:style-name="P7">A program built-in to the shell</text:p>
        </text:list-item>
        <text:list-item>
          <text:p text:style-name="P17">A configuration file</text:p>
        </text:list-item>
        <text:list-item>
          <text:p text:style-name="P17">A block</text:p>
        </text:list-item>
        <text:list-item>
          <text:p text:style-name="P7">A function</text:p>
          <text:p text:style-name="P17"/>
        </text:list-item>
      </text:list>
      <text:p text:style-name="P1"><text:soft-page-break/>Question 4</text:p>
      <text:p text:style-name="P1">The _____ option to the uname command will display the kernel name.</text:p>
      <text:list xml:id="list3757056050" text:style-name="L4">
        <text:list-item>
          <text:p text:style-name="P18">-k</text:p>
        </text:list-item>
        <text:list-item>
          <text:p text:style-name="P18">-n</text:p>
        </text:list-item>
        <text:list-item>
          <text:p text:style-name="P8">-s</text:p>
        </text:list-item>
        <text:list-item>
          <text:p text:style-name="P18">-x</text:p>
        </text:list-item>
      </text:list>
      <text:p text:style-name="P1"/>
      <text:p text:style-name="P1"/>
      <text:p text:style-name="P1">Question 5</text:p>
      <text:p text:style-name="P1">The command <text:span text:style-name="T1">manual ls</text:span> will provide detailed information about how the ls command functions.</text:p>
      <text:p text:style-name="P1">True or False?</text:p>
      <text:list xml:id="list328249825" text:style-name="L5">
        <text:list-item>
          <text:p text:style-name="P19">True</text:p>
        </text:list-item>
        <text:list-item>
          <text:p text:style-name="P9">False</text:p>
        </text:list-item>
      </text:list>
      <text:p text:style-name="P1"/>
      <text:p text:style-name="P1"/>
      <text:p text:style-name="P1">Question 6</text:p>
      <text:p text:style-name="P1">The [ ] characters around day in the example cal [-smjy13] [[[day] month] year] means that day is:</text:p>
      <text:list xml:id="list2301775365" text:style-name="L6">
        <text:list-item>
          <text:p text:style-name="P20">Required</text:p>
        </text:list-item>
        <text:list-item>
          <text:p text:style-name="P20">An option, not an argument</text:p>
        </text:list-item>
        <text:list-item>
          <text:p text:style-name="P10">Optional</text:p>
        </text:list-item>
        <text:list-item>
          <text:p text:style-name="P20">An argument that must be "day" and nothing else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>Question 7</text:p>
      <text:p text:style-name="P1">The command man 5 passwd will:</text:p>
      <text:list xml:id="list134109412" text:style-name="L7">
        <text:list-item>
          <text:p text:style-name="P21">Display the first five lines of the man page for the passwd command.</text:p>
        </text:list-item>
        <text:list-item>
          <text:p text:style-name="P21">Print the first five man pages that refer to the term passwd.</text:p>
        </text:list-item>
        <text:list-item>
          <text:p text:style-name="P21">Not work; you can't give a numeric argument to the man command.</text:p>
        </text:list-item>
        <text:list-item>
          <text:p text:style-name="P11">Display the man page in Section 5 for passwd.</text:p>
        </text:list-item>
      </text:list>
      <text:p text:style-name="P1"/>
      <text:p text:style-name="P1"/>
      <text:p text:style-name="P1">Question 8</text:p>
      <text:p text:style-name="P1">To see a list of commands that are available while viewing a man page, you can type the __ character.</text:p>
      <text:list xml:id="list1012321119" text:style-name="L8">
        <text:list-item>
          <text:p text:style-name="P22">c</text:p>
        </text:list-item>
        <text:list-item>
          <text:p text:style-name="P12">h</text:p>
        </text:list-item>
        <text:list-item>
          <text:p text:style-name="P22">g</text:p>
        </text:list-item>
        <text:list-item>
          <text:p text:style-name="P22">w</text:p>
        </text:list-item>
      </text:list>
      <text:p text:style-name="P1"/>
      <text:p text:style-name="P1"/>
      <text:p text:style-name="P1">Question 9</text:p>
      <text:p text:style-name="P1">Special file man pages are typically located in section ____.</text:p>
      <text:list xml:id="list2607321543" text:style-name="L9">
        <text:list-item>
          <text:p text:style-name="P13">4</text:p>
        </text:list-item>
        <text:list-item>
          <text:p text:style-name="P23">1</text:p>
        </text:list-item>
        <text:list-item>
          <text:p text:style-name="P23">3</text:p>
        </text:list-item>
        <text:list-item>
          <text:p text:style-name="P23">2</text:p>
        </text:list-item>
      </text:list>
      <text:p text:style-name="P1"/>
      <text:p text:style-name="P1"/>
      <text:p text:style-name="P1"/>
      <text:p text:style-name="P1"><text:soft-page-break/></text:p>
      <text:p text:style-name="P1">Question 10</text:p>
      <text:p text:style-name="P1">System Administration man pages are typically located in section ___.</text:p>
      <text:list xml:id="list929286494" text:style-name="L10">
        <text:list-item>
          <text:p text:style-name="P14">8</text:p>
        </text:list-item>
        <text:list-item>
          <text:p text:style-name="P24">7</text:p>
        </text:list-item>
        <text:list-item>
          <text:p text:style-name="P24">6</text:p>
        </text:list-item>
        <text:list-item>
          <text:p text:style-name="P24">9</text:p>
        </text:list-item>
      </text:list>
      <text:p text:style-name="P1"/>
      <text:p text:style-name="P1">Question <text:span text:style-name="T2">11</text:span></text:p>
      <text:p text:style-name="P1">To search for something while viewing a man page, you first type a __ character.</text:p>
      <text:p text:style-name="P15">/</text:p>
      <text:p text:style-name="P1">|</text:p>
      <text:p text:style-name="P1">&gt;</text:p>
      <text:p text:style-name="P1">&lt;</text:p>
      <text:p text:style-name="P1"/>
      <text:p text:style-name="P1">Question <text:span text:style-name="T2">12</text:span></text:p>
      <text:p text:style-name="P1">Which command is used in order to view the manual page for a topic?</text:p>
      <text:p text:style-name="P15">man</text:p>
      <text:p text:style-name="P1">-x</text:p>
      <text:p text:style-name="P1">show</text:p>
      <text:p text:style-name="P1">-m</text:p>
      <text:p text:style-name="P1">doc</text:p>
      <text:p text:style-name="P1"/>
      <text:p text:style-name="P1"/>
      <text:p text:style-name="P1"/>
      <text:p text:style-name="P1"/>
      <text:p text:style-name="P1"><text:soft-page-break/>Question <text:span text:style-name="T2">13</text:span></text:p>
      <text:p text:style-name="P1">Which two characters do you use to tell the command that you are finished providing options and that the remaining data on the command line is arguments?</text:p>
      <text:p text:style-name="P1">||</text:p>
      <text:p text:style-name="P1">&amp;&amp;</text:p>
      <text:p text:style-name="P1">**</text:p>
      <text:p text:style-name="P15">--</text:p>
      <text:p text:style-name="P15"/>
      <text:p text:style-name="P25">Question <text:span text:style-name="T2">14</text:span></text:p>
      <text:p text:style-name="P25">Long command options are preceded by which two characters?</text:p>
      <text:p text:style-name="P25">||</text:p>
      <text:p text:style-name="P25">&amp;&amp;</text:p>
      <text:p text:style-name="P15">--</text:p>
      <text:p text:style-name="P25">**</text:p>
      <text:p text:style-name="P25"/>
      <text:p text:style-name="P26">Question <text:span text:style-name="T2">15</text:span></text:p>
      <text:p text:style-name="P25">You can pass arguments to long options by using which of the following techniques:</text:p>
      <text:p text:style-name="P25">(choose two)</text:p>
      <text:p text:style-name="P15">--option argument</text:p>
      <text:p text:style-name="P25">--option~argument</text:p>
      <text:p text:style-name="P25">--option{argument}</text:p>
      <text:p text:style-name="P15">--option=argum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4:25:25.215170626</meta:creation-date>
    <dc:date>2022-03-28T12:12:21.462015913</dc:date>
    <meta:editing-duration>PT1H52M1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5" meta:paragraph-count="94" meta:word-count="404" meta:character-count="1974" meta:non-whitespace-character-count="1708"/>
  </office:meta>
</office:document-meta>
</file>